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list-style-name="LFO1" style:family="paragraph">
      <style:paragraph-properties fo:break-before="page" fo:margin-bottom="0in" fo:margin-left="0.1972in" fo:text-indent="-0.1972in">
        <style:tab-stops/>
      </style:paragraph-properties>
      <style:text-properties fo:font-weight="bold" style:font-weight-asian="bold" fo:font-size="14pt" style:font-size-asian="14pt"/>
    </style:style>
    <style:style style:name="P2" style:parent-style-name="Standard" style:family="paragraph">
      <style:paragraph-properties fo:margin-bottom="0in" fo:margin-left="0.1972in">
        <style:tab-stops/>
      </style:paragraph-properties>
      <style:text-properties fo:font-size="12pt" style:font-size-asian="12pt" style:font-size-complex="12pt"/>
    </style:style>
    <style:style style:name="P3" style:parent-style-name="Standard" style:family="paragraph">
      <style:paragraph-properties fo:margin-bottom="0in" fo:margin-left="0.1972in">
        <style:tab-stops/>
      </style:paragraph-properties>
      <style:text-properties fo:font-size="12pt" style:font-size-asian="12pt" style:font-size-complex="12pt"/>
    </style:style>
    <style:style style:name="P4" style:parent-style-name="Standard" style:family="paragraph">
      <style:paragraph-properties fo:margin-bottom="0in"/>
      <style:text-properties fo:font-size="12pt" style:font-size-asian="12pt" style:font-size-complex="12pt"/>
    </style:style>
    <style:style style:name="P5"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6" style:parent-style-name="Standard" style:family="paragraph">
      <style:paragraph-properties fo:margin-bottom="0in" fo:margin-left="0.1972in">
        <style:tab-stops/>
      </style:paragraph-properties>
      <style:text-properties fo:font-size="12pt" style:font-size-asian="12pt"/>
    </style:style>
    <style:style style:name="P7" style:parent-style-name="Standard" style:family="paragraph">
      <style:paragraph-properties fo:margin-bottom="0in" fo:margin-left="0.1972in">
        <style:tab-stops/>
      </style:paragraph-properties>
      <style:text-properties fo:font-size="12pt" style:font-size-asian="12pt"/>
    </style:style>
    <style:style style:name="P8" style:parent-style-name="Standard" style:family="paragraph">
      <style:paragraph-properties fo:margin-bottom="0in"/>
      <style:text-properties fo:font-size="12pt" style:font-size-asian="12pt" style:font-size-complex="12pt"/>
    </style:style>
    <style:style style:name="P9"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10" style:parent-style-name="Listenabsatz" style:family="paragraph">
      <style:paragraph-properties fo:margin-bottom="0in" fo:margin-left="0.1972in">
        <style:tab-stops/>
      </style:paragraph-properties>
      <style:text-properties fo:font-size="12pt" style:font-size-asian="12pt"/>
    </style:style>
    <style:style style:name="P11" style:parent-style-name="Listenabsatz" style:family="paragraph">
      <style:paragraph-properties fo:margin-bottom="0in" fo:margin-left="0.1972in">
        <style:tab-stops/>
      </style:paragraph-properties>
      <style:text-properties fo:font-size="12pt" style:font-size-asian="12pt"/>
    </style:style>
    <style:style style:name="P12"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13" style:parent-style-name="Listenabsatz" style:family="paragraph">
      <style:paragraph-properties fo:margin-bottom="0in" fo:margin-left="0.1972in">
        <style:tab-stops/>
      </style:paragraph-properties>
      <style:text-properties fo:font-size="12pt" style:font-size-asian="12pt"/>
    </style:style>
    <style:style style:name="P14" style:parent-style-name="Listenabsatz" style:family="paragraph">
      <style:paragraph-properties fo:margin-bottom="0in" fo:margin-left="0.1972in">
        <style:tab-stops/>
      </style:paragraph-properties>
      <style:text-properties fo:font-size="12pt" style:font-size-asian="12pt"/>
    </style:style>
    <style:style style:name="P15" style:parent-style-name="Listenabsatz" style:family="paragraph">
      <style:paragraph-properties fo:margin-bottom="0in" fo:margin-left="0.1972in">
        <style:tab-stops/>
      </style:paragraph-properties>
      <style:text-properties fo:font-size="12pt" style:font-size-asian="12pt"/>
    </style:style>
    <style:style style:name="P16" style:parent-style-name="Listenabsatz" style:family="paragraph">
      <style:paragraph-properties fo:margin-bottom="0in" fo:margin-left="0.1972in">
        <style:tab-stops/>
      </style:paragraph-properties>
      <style:text-properties fo:font-size="12pt" style:font-size-asian="12pt"/>
    </style:style>
    <style:style style:name="P17"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18" style:parent-style-name="Listenabsatz" style:family="paragraph">
      <style:paragraph-properties fo:margin-bottom="0in" fo:margin-left="0.1972in">
        <style:tab-stops/>
      </style:paragraph-properties>
      <style:text-properties fo:font-size="12pt" style:font-size-asian="12pt"/>
    </style:style>
    <style:style style:name="P19" style:parent-style-name="Listenabsatz" style:family="paragraph">
      <style:paragraph-properties fo:margin-bottom="0in" fo:margin-left="0.1972in">
        <style:tab-stops/>
      </style:paragraph-properties>
      <style:text-properties fo:font-size="12pt" style:font-size-asian="12pt"/>
    </style:style>
    <style:style style:name="P20" style:parent-style-name="Listenabsatz" style:family="paragraph">
      <style:paragraph-properties fo:margin-bottom="0in" fo:margin-left="0.1972in">
        <style:tab-stops/>
      </style:paragraph-properties>
      <style:text-properties fo:font-size="12pt" style:font-size-asian="12pt"/>
    </style:style>
    <style:style style:name="P21" style:parent-style-name="Listenabsatz" style:list-style-name="LFO1" style:family="paragraph">
      <style:paragraph-properties fo:margin-bottom="0in" fo:margin-left="0.1972in" fo:text-indent="-0.1972in">
        <style:tab-stops/>
      </style:paragraph-properties>
      <style:text-properties fo:font-weight="bold" style:font-weight-asian="bold" fo:font-size="14pt" style:font-size-asian="14pt"/>
    </style:style>
    <style:style style:name="P22" style:parent-style-name="Standard" style:family="paragraph">
      <style:paragraph-properties fo:margin-bottom="0in" fo:margin-left="0.1972in">
        <style:tab-stops/>
      </style:paragraph-properties>
      <style:text-properties fo:font-size="12pt" style:font-size-asian="12pt"/>
    </style:style>
    <style:style style:name="P23" style:parent-style-name="Listenabsatz" style:family="paragraph">
      <style:paragraph-properties fo:margin-bottom="0in" fo:margin-left="0.1972in">
        <style:tab-stops/>
      </style:paragraph-properties>
      <style:text-properties fo:font-size="12pt" style:font-size-asian="12pt"/>
    </style:style>
    <style:style style:name="P24" style:parent-style-name="Listenabsatz" style:family="paragraph">
      <style:paragraph-properties fo:margin-bottom="0in" fo:margin-left="0.1972in">
        <style:tab-stops/>
      </style:paragraph-properties>
      <style:text-properties fo:font-size="12pt" style:font-size-asian="12pt"/>
    </style:style>
    <style:style style:name="P25" style:parent-style-name="Standard" style:family="paragraph">
      <style:paragraph-properties fo:margin-bottom="0in"/>
      <style:text-properties fo:font-size="12pt" style:font-size-asian="12pt" style:font-size-complex="12pt"/>
    </style:style>
    <style:style style:name="P26" style:parent-style-name="Standard" style:family="paragraph">
      <style:paragraph-properties fo:margin-bottom="0in" fo:margin-left="0.5in">
        <style:tab-stops/>
      </style:paragraph-properties>
      <style:text-properties fo:font-size="12pt" style:font-size-asian="12pt"/>
    </style:style>
  </office:automatic-styles>
  <office:body>
    <office:text text:use-soft-page-breaks="true">
      <text:list text:style-name="LFO1" text:continue-numbering="true">
        <text:list-item>
          <text:p text:style-name="P1">Hauptfenster<text:s/></text:p>
        </text:list-item>
      </text:list>
      <text:p text:style-name="P2">Das Hauptfenster der Katzenfütterungsanlage soll zur Überwachung/Kontrolle des Systems dienen.<text:s/></text:p>
      <text:p text:style-name="P3">Am oberen Rand des Fensters befindet sich eine Menüleiste mit folgenden Menüpunkten: Fütterung, Steuerung und Einstellungen. Jeder Menüpunkt öffnet ein Drop-Down-Menü. Im Menüpunkt Fütterung gibt es die Untermenüpunkte: Ein-/Ausschalten und Zeitenmanagement. Unter Steuerung sind die Untermenüpunkte manuelle Steuerung und Positionsinformationen zu finden. Unter Einstellungen gibt es die Untermenüpunkte: Geräteinformation, WLAN-Info, Update und Benutzer anlegen. Die Untermenüpunkte öffnen jeweils ein Dialogfenster. Das restliche Fenster wird in vier Teile unterteilt. In einen linken oberen Teil, einen linken Unteren, einen rechts auf der Seite und einen kleinen Streifen der über die ganze untere Länge der Seite geht. Die linken Teile nehmen zirka 2/3 der Breite des Fensters ein. Im linken oberen Fenster wird die letzte erfolgreiche Fütterung und die Zeit bis zur nächsten Fütterung angezeigt. Im linken unteren Teil werden eventuelle Fehlermeldungen und Errors in einer Liste angezeigt.<text:s/>Im rechten Teil werden die eingestellten und aktivierten Fütterungszeiten angezeigt. Der Streifen unten am Fenster wird in drei Teile unterteilt. Links wird einem mitgeteilt ob die Maschine aktiviert/deaktiviert ist. Am rechten Rand des Streifens werden Datum und Uhrzeit angezeigt.<text:s/></text:p>
      <text:p text:style-name="P4"/>
      <text:list text:style-name="LFO1" text:continue-numbering="true">
        <text:list-item>
          <text:p text:style-name="P5">Manuelle Steuerung / Positionsinformation<text:s/></text:p>
        </text:list-item>
      </text:list>
      <text:p text:style-name="P6">Für die manuelle Steuerung und Positionsinformation wird jeweils in Dialogfenster geöffnet.<text:s/></text:p>
      <text:p text:style-name="P7">Das Dialogfenster für die manuelle Steuerung wird in der Mitte geteilt. Unten befindet sich ein schmaler Streifen, in dem in der Mitte der Button Schließen platziert ist. In der linken Hälfte sind die Buttons für die manuelle Steuerung der Anlage.<text:s/>In der rechten Hälfte befinden sich jeweils, auf gleicher Höhe, die Informationen zu den aktuellen Positionen der Zylinder und Motoren der Anlage, die auf der linken Seite gesteuert werden können. Um die manuelle Steuerung verwenden zu können, muss in der linken Hälfte, im linken oberen Eck, ein Häkchen gesetzt werden, um die automatische Steuerung zu deaktivieren. In der linken Hälfte wird jeder individuell steuerbare Zylinder und Motor mit Name (Name der jeweils ausgeführten Aufgabe) gelistet. Unter den Namen sind Buttons für die jeweiligen Steuerungsmöglichkeiten der Zylinder/Motoren. Auf der rechten Seite werden wieder die Namen gelistet. Unter den Namen wird die aktuelle Position (zB. Eingefahren oder Ausgefahren) bekannt gegeben. Das Dialogfenster für die manuelle Steuerung kann nur geöffnet werden, wenn die zuvor folgende Warnung (Achtung fortgeschrittener Steuerungsmodus – Entwicklerwerkzeug) mit Ja bestätigt wird. Das Dialogfenster für die Positionsinformation sieht gleich aus wie die rechte Seite<text:s/>des Fensters<text:s/>der manuellen Steuerung. Zusätzlich befindet sich am unteren Rand wieder eine schmale Leiste mit dem Button Schließen.<text:s/></text:p>
      <text:p text:style-name="P8"/>
      <text:list text:style-name="LFO1" text:continue-numbering="true">
        <text:list-item>
          <text:p text:style-name="P9">Geräteinformation<text:s/></text:p>
        </text:list-item>
      </text:list>
      <text:p text:style-name="P10">Die Geräteinformationen werden in einem eigenen Dialogfenster dargestellt. Am unteren Rand befindet sich ein schmaler Streifen in dem der Button Schließen platziert ist. In dem<text:s/><text:soft-page-break/>Fenster werden folgende Informationen untereinander aufgelistet: Seriennummer, interner Rechner, Versionsnummer, WLAN-Status und die IP-Adresse. Diese Informationen werden vom Programm immer aktuell gehalten.</text:p>
      <text:p text:style-name="P11"/>
      <text:list text:style-name="LFO1" text:continue-numbering="true">
        <text:list-item>
          <text:p text:style-name="P12">Zeitenmanagement<text:s/>(eingeben/festlegen/ändern/hinzufügen)</text:p>
        </text:list-item>
      </text:list>
      <text:p text:style-name="P13">Das Zeitenmanagement wird in einem eigenen Dialogfenster geöffnet. In einem schmalen Streifen am unteren Rand des Fensters befinden sich die Buttons Speichern und Schließen. Im verbleibenden Fenster befinden sich die kleinen Boxen, wo das Häkchen gesetzt werden muss um die Zeit zu aktivieren, und rechts davon befinden sich Spinner um die Zeit einzugeben. Ober der obersten Box wird „Aktiv“ stehen und ober dem obersten Spinner „Fütterungszeiten“. Es sind vier Boxen und vier Spinner vorhanden. Es muss mindestens immer ein Häkchen gesetzt sein, ansonsten wird beim Starten/Aktivieren der Anlage eine Warnung im Hauptfenster ausgegeben. Unter den Boxen und Spinnern befindet sich noch ein Text der den Nutzer über die Funktion der einzelnen Elemente aufklärt. Wenn bei zwei Spinner die gleiche Zeit ausgewählt wird, wird beim Speichern ein Dialogfenster geöffnet, welches auf dieses Problem hinweist. Anschließend kommt man zum Zeitenmanagement zurück und muss die Zeit ändern.<text:s/></text:p>
      <text:p text:style-name="P14">Danach kann das gewünschte Setup gespeichert werden.<text:s/>Gespeichert wird das Setup in einer<text:s/>sich auf<text:s/>dem Raspberry<text:s/>befindenden Datei. Aus dieser Datei werden die Zeiten auch ausgelesen wenn das Zeitenmanagement geöffnet wird. Mit den ausgelesenen Daten werden die Boxen und Spinner befüllt.<text:s/></text:p>
      <text:p text:style-name="P15">Server – Client: Anfragen, Antworten, Änderungen speichern, Daten verschicken, Doppelzugriff vermeiden<text:s/></text:p>
      <text:p text:style-name="P16"/>
      <text:list text:style-name="LFO1" text:continue-numbering="true">
        <text:list-item>
          <text:p text:style-name="P17">WLAN-Verbindung</text:p>
        </text:list-item>
      </text:list>
      <text:p text:style-name="P18">Im Dialogfenster WLAN-Verbindung kann eine Verbindung zu einem WLAN Netzwerk erstellt werden. Am unteren Rand des Fensters befindet sich ein schmaler Streifen mit dem Button schließen. Im restlichen Fenster sind die benötigten Controls wie folgt platziert. Ganz oben steht<text:s/>„Name“<text:s/>und rechts daneben befindet sich ein Drop-Down-Menü in dem die gefundenen Netzwerke gelistet sind. Wenn ein Name ausgewählt wird kann im darunterliegenden Textfeld das Passwort eingegeben werden. Links von dem Textfeld steht „Passwort“. Anschließend kann man im rechts neben dem Textfeld liegenden Button Verbinden eine Verbindung zum Netzwerk herstellen. Anschließend wird über einen Text der unter dem Textfeld erscheint mitgeteilt ob die Verbindung erfolgreich war oder nicht.<text:s/></text:p>
      <text:p text:style-name="P19">Passwort für zukünftige Logins speichern?</text:p>
      <text:p text:style-name="P20"/>
      <text:list text:style-name="LFO1" text:continue-numbering="true">
        <text:list-item>
          <text:p text:style-name="P21">Benutzer erstellen</text:p>
        </text:list-item>
      </text:list>
      <text:p text:style-name="P22">Um einen Benutzer zu erstellen wird ein Dialogfenster geöffnet.<text:s/></text:p>
      <text:p text:style-name="P23"/>
      <text:p text:style-name="P24"/>
      <text:p text:style-name="P25"/>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Pflichtenheft<text:tab/>Katzenfütterungsanlage<text:tab/>2017/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Harrer</meta:initial-creator>
    <dc:creator>Florian Harrer</dc:creator>
    <meta:creation-date>2017-10-06T11:40:00Z</meta:creation-date>
    <dc:date>2017-10-06T14:16:00Z</dc:date>
    <meta:template xlink:href="Normal.dotm" xlink:type="simple"/>
    <meta:editing-cycles>16</meta:editing-cycles>
    <meta:editing-duration>PT0S</meta:editing-duration>
    <meta:document-statistic meta:page-count="2" meta:paragraph-count="11" meta:word-count="777" meta:character-count="5665" meta:row-count="40" meta:non-whitespace-character-count="4899"/>
  </office:meta>
</office:document-meta>
</file>